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1" svg:font-family="'Trebuchet MS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69.07mm"/>
    </style:style>
    <style:style style:name="co4" style:family="table-column">
      <style:table-column-properties fo:break-before="auto" style:column-width="53.13mm"/>
    </style:style>
    <style:style style:name="co5" style:family="table-column">
      <style:table-column-properties fo:break-before="auto" style:column-width="72.71mm"/>
    </style:style>
    <style:style style:name="co6" style:family="table-column">
      <style:table-column-properties fo:break-before="auto" style:column-width="40.25mm"/>
    </style:style>
    <style:style style:name="co7" style:family="table-column">
      <style:table-column-properties fo:break-before="auto" style:column-width="17.04mm"/>
    </style:style>
    <style:style style:name="co8" style:family="table-column">
      <style:table-column-properties fo:break-before="auto" style:column-width="50.32mm"/>
    </style:style>
    <style:style style:name="co9" style:family="table-column">
      <style:table-column-properties fo:break-before="auto" style:column-width="17.8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12.52mm" fo:break-before="auto" style:use-optimal-row-height="true"/>
    </style:style>
    <style:style style:name="ro6" style:family="table-row">
      <style:table-row-properties style:row-height="16.23mm" fo:break-before="auto" style:use-optimal-row-height="true"/>
    </style:style>
    <style:style style:name="ro7" style:family="table-row">
      <style:table-row-properties style:row-height="5.47mm" fo:break-before="auto" style:use-optimal-row-height="true"/>
    </style:style>
    <style:style style:name="ta1" style:family="table" style:master-page-name="PageStyle_5f_Aux">
      <style:table-properties table:display="fals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8000" style:diagonal-bl-tr="none" style:diagonal-tl-br="none" fo:border-left="1.76pt solid #008000" fo:padding="0.71mm" fo:border-right="1.76pt solid #008000" style:rotation-align="none" fo:border-top="none"/>
    </style:style>
    <style:style style:name="ce32" style:family="table-cell" style:parent-style-name="Default">
      <style:table-cell-properties fo:border-bottom="0.74pt solid #008000" style:diagonal-bl-tr="none" style:diagonal-tl-br="none" fo:border-left="1.76pt solid #008000" fo:padding="0.71mm" fo:border-right="1.76pt solid #008000" style:rotation-align="none" fo:border-top="0.74pt solid #008000"/>
    </style:style>
    <style:style style:name="ce33" style:family="table-cell" style:parent-style-name="Default">
      <style:table-cell-properties fo:border-bottom="1.76pt solid #008000" style:diagonal-bl-tr="none" style:diagonal-tl-br="none" fo:border-left="1.76pt solid #008000" fo:padding="0.71mm" fo:border-right="1.76pt solid #008000" style:rotation-align="none" fo:border-top="0.74pt solid #008000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 style:data-style-name="N100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Trebuchet MS1" fo:font-size="9pt" style:font-name-asian="Trebuchet MS1" style:font-size-asian="9pt" style:font-name-complex="Trebuchet MS1" style:font-size-complex="9pt"/>
    </style:style>
    <style:style style:name="ce22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Trebuchet MS1" fo:font-size="9pt" style:font-name-asian="Trebuchet MS1" style:font-size-asian="9pt" style:font-name-complex="Trebuchet MS1" style:font-size-complex="9pt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style:font-name="Trebuchet MS1" style:font-name-asian="Trebuchet MS1" style:font-name-complex="Trebuchet MS1"/>
    </style:style>
    <style:style style:name="ce80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1" style:font-name-asian="Trebuchet MS1" style:font-name-complex="Trebuchet MS1"/>
    </style:style>
    <style:style style:name="ce81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86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text-outline="false" style:text-line-through-style="none" style:text-line-through-type="none" style:font-name="Trebuchet M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36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1" style:font-name-asian="Trebuchet MS1" style:font-name-complex="Trebuchet MS1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rebuchet MS1" style:font-name-asian="Trebuchet MS1" style:font-name-complex="Trebuchet MS1"/>
    </style:style>
    <style:style style:name="ce3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F18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8mm" fo:min-width="123.6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Estado)" table:allow-empty-cell="true" table:display-list="unsorted" table:base-cell-address="'Condiciones y Resultados'.F40">
          <table:error-message table:message-type="stop" table:display="true"/>
        </table:content-validation>
      </table:content-validations>
      <table:table table:name="Aux" table:style-name="ta1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a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 office:value-type="string" calcext:value-type="string">
            <text:p>N/A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32"/>
          <table:table-cell table:number-columns-repeated="1021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ciones y Resultados" table:style-name="ta2" table:print-ranges="'Condiciones y Resultados'.A1:'Condiciones y Resultados'.G1048576">
        <office:forms form:automatic-focus="false" form:apply-design-mode="false"/>
        <table:table-column table:style-name="co2" table:default-cell-style-name="ce15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42"/>
        <table:table-column table:style-name="co8" table:default-cell-style-name="ce44"/>
        <table:table-column table:style-name="co9" table:number-columns-repeated="247" table:default-cell-style-name="ce44"/>
        <table:table-column table:style-name="co9" table:number-columns-repeated="770" table:default-cell-style-name="Default"/>
        <table:table-row table:style-name="ro2">
          <table:table-cell table:style-name="ce34" office:value-type="string" calcext:value-type="string" table:number-columns-spanned="7" table:number-rows-spanned="1">
            <text:p>Condiciones de Prueba y Resultados Esperados</text:p>
          </table:table-cell>
          <table:covered-table-cell table:number-columns-repeated="6" table:style-name="ce34"/>
          <table:table-cell table:number-columns-repeated="1017"/>
        </table:table-row>
        <table:table-header-rows>
          <table:table-row table:style-name="ro1">
            <table:table-cell table:style-name="ce6"/>
            <table:table-cell table:style-name="ce17"/>
            <table:table-cell table:style-name="ce18" table:number-columns-repeated="3"/>
            <table:table-cell table:style-name="ce39"/>
            <table:table-cell table:style-name="ce19" table:number-columns-repeated="1015"/>
            <table:table-cell table:number-columns-repeated="3"/>
          </table:table-row>
          <table:table-row table:style-name="ro1" table:number-rows-repeated="2">
            <table:table-cell table:style-name="ce7"/>
            <table:table-cell table:style-name="ce18" table:number-columns-repeated="4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Cliente:</text:p>
            </table:table-cell>
            <table:table-cell table:style-name="ce78" office:value-type="string" calcext:value-type="string" table:number-columns-spanned="2" table:number-rows-spanned="1">
              <text:p>Profesor</text:p>
            </table:table-cell>
            <table:covered-table-cell table:style-name="ce87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Proyecto:</text:p>
            </table:table-cell>
            <table:table-cell table:style-name="ce80" office:value-type="string" calcext:value-type="string" table:number-columns-spanned="2" table:number-rows-spanned="1">
              <text:p>UD5. .NET MAUI</text:p>
            </table:table-cell>
            <table:covered-table-cell table:style-name="ce87"/>
            <table:table-cell table:style-name="ce19" table:number-columns-repeated="1016"/>
            <table:table-cell table:number-columns-repeated="3"/>
          </table:table-row>
        </table:table-header-rows>
        <table:table-row-group>
          <table:table-header-rows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office:annotation draw:style-name="gr1" draw:text-style-name="P2" svg:width="128.68mm" svg:height="19.58mm" svg:x="96.18mm" svg:y="32.26mm" draw:caption-point-x="45.76mm" draw:caption-point-y="3.01mm">
                  <dc:date>2017-10-19T00:00:00</dc:date>
                  <text:p text:style-name="P1"><text:span text:style-name="T1">Original requirement</text:span></text:p>
                </office:annotation>
                <text:p>Código del Requerimiento:</text:p>
              </table:table-cell>
              <table:table-cell table:style-name="ce80" office:value-type="string" calcext:value-type="string" table:number-columns-spanned="2" table:number-rows-spanned="1">
                <text:p>UD5T1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Descripción:</text:p>
              </table:table-cell>
              <table:table-cell table:style-name="ce81" table:number-columns-spanned="2" table:number-rows-spanned="1"/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sponsable del Diseño:</text:p>
              </table:table-cell>
              <table:table-cell table:style-name="ce80" office:value-type="string" calcext:value-type="string" table:number-columns-spanned="2" table:number-rows-spanned="1">
                <text:p>Profesor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Programador:</text:p>
              </table:table-cell>
              <table:table-cell table:style-name="ce86" office:value-type="string" calcext:value-type="string" table:number-columns-spanned="2" table:number-rows-spanned="1">
                <text:p>Alejandro Giráldez Guerrero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visor</text:p>
              </table:table-cell>
              <table:table-cell table:style-name="ce86" office:value-type="string" calcext:value-type="string" table:number-columns-spanned="2" table:number-rows-spanned="1">
                <text:p>Alejandro Giráldez Guerrero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Fecha de revisión:</text:p>
              </table:table-cell>
              <table:table-cell table:style-name="ce82" table:number-columns-spanned="2" table:number-rows-spanned="1"/>
              <table:covered-table-cell table:style-name="ce87"/>
              <table:table-cell table:style-name="ce19" table:number-columns-repeated="1016"/>
              <table:table-cell table:number-columns-repeated="3"/>
            </table:table-row>
          </table:table-header-rows>
        </table:table-row-group>
        <table:table-header-rows>
          <table:table-row table:style-name="ro1">
            <table:table-cell table:style-name="ce8"/>
            <table:table-cell table:style-name="ce20"/>
            <table:table-cell table:style-name="ce29"/>
            <table:table-cell table:style-name="ce35"/>
            <table:table-cell table:style-name="ce38"/>
            <table:table-cell table:style-name="ce19" table:number-columns-repeated="1016"/>
            <table:table-cell table:number-columns-repeated="3"/>
          </table:table-row>
          <table:table-row table:style-name="ro3">
            <table:table-cell table:style-name="ce9"/>
            <table:table-cell table:style-name="ce21"/>
            <table:table-cell table:style-name="ce30"/>
            <table:table-cell table:style-name="ce36"/>
            <table:table-cell table:style-name="ce30"/>
            <table:table-cell table:style-name="ce40"/>
            <table:table-cell table:style-name="ce43"/>
            <table:table-cell table:style-name="ce45" table:number-columns-repeated="1014"/>
            <table:table-cell table:number-columns-repeated="3"/>
          </table:table-row>
        </table:table-header-rows>
        <table:table-row table:style-name="ro1">
          <table:table-cell table:style-name="ce52"/>
          <table:table-cell table:style-name="ce65" table:number-columns-repeated="6"/>
          <table:table-cell table:style-name="ce22" table:number-columns-repeated="1014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9" office:value-type="string" calcext:value-type="string" table:number-columns-spanned="5" table:number-rows-spanned="1">
            <text:p>1. Aspecto Visual</text:p>
          </table:table-cell>
          <table:covered-table-cell table:number-columns-repeated="3" table:style-name="ce37"/>
          <table:covered-table-cell table:style-name="ce79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1</text:p>
            </table:table-cell>
            <table:table-cell table:style-name="ce69" office:value-type="string" calcext:value-type="string">
              <text:p>Aspecto coincidente con el diseño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aspecto visual es el mismo que en el indicado en el diseñ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2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total se muestra centrado, con dos decimales y con el símbolo del $ al principi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1.3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SUBTOTAL se muestra alineado a la izquierda, con dos decimales y con el símbolo del $ al principi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1.4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La PROPINA se muestra alineada a la izquierda, con dos decimales y con el símbolo del $ al principi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5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Importe Cuenta se muestra alineado a la izquierda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6</text:p>
            </table:table-cell>
            <table:table-cell table:style-name="ce69" office:value-type="string" calcext:value-type="string">
              <text:p>Alineación de etiquetas y camp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Las etiquetas y campos se muestran correctamente alineados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style-name="ce10"/>
          <table:table-cell table:style-name="ce22" table:number-columns-repeated="1020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9" office:value-type="string" calcext:value-type="string" table:number-columns-spanned="5" table:number-rows-spanned="1">
            <text:p>2. Validación de Formatos y Visibilidad</text:p>
          </table:table-cell>
          <table:covered-table-cell table:number-columns-repeated="3" table:style-name="ce37"/>
          <table:covered-table-cell table:style-name="ce79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1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Pulsar el botón 10%.</text:p>
              <text:p>Dividir el total entre 2.</text:p>
            </table:table-cell>
            <table:table-cell table:style-name="ce69" office:value-type="string" calcext:value-type="string">
              <text:p>Total = $115.56</text:p>
              <text:p>SUBTOTAL = $105.05</text:p>
              <text:p>PROPINA = $10.51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2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Pulsar el botón 15%.</text:p>
              <text:p>Dividir el total entre 2.</text:p>
            </table:table-cell>
            <table:table-cell table:style-name="ce69" office:value-type="string" calcext:value-type="string">
              <text:p>Total = $120.81</text:p>
              <text:p>SUBTOTAL = $105.05</text:p>
              <text:p>PROPINA = $15.76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3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Pulsar el botón 20%.</text:p>
              <text:p>Dividir el total entre 2.</text:p>
            </table:table-cell>
            <table:table-cell table:style-name="ce69" office:value-type="string" calcext:value-type="string">
              <text:p>Total = $126.06</text:p>
              <text:p>SUBTOTAL = $105.05</text:p>
              <text:p>PROPINA = $21.01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4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Deslizar el slider al máximo (50%).</text:p>
              <text:p>Dividir el total entre 2.</text:p>
            </table:table-cell>
            <table:table-cell table:style-name="ce69" office:value-type="string" calcext:value-type="string">
              <text:p>Total = $157.58</text:p>
              <text:p>SUBTOTAL = $105.05</text:p>
              <text:p>PROPINA = $52.53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5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Deslizar el slider al máximo (50%).</text:p>
              <text:p>Dividir el total entre 3.</text:p>
            </table:table-cell>
            <table:table-cell table:style-name="ce69" office:value-type="string" calcext:value-type="string">
              <text:p>Total = $105.05</text:p>
              <text:p>SUBTOTAL = $70.03</text:p>
              <text:p>PROPINA = $35.02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6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0 en Importe Cuenta.</text:p>
              <text:p>Pulsar el botón 20%.</text:p>
              <text:p>Dividir el total entre 2.</text:p>
            </table:table-cell>
            <table:table-cell table:style-name="ce69" office:value-type="string" calcext:value-type="string">
              <text:p>Total = $0.00</text:p>
              <text:p>SUBTOTAL = $0.00</text:p>
              <text:p>PROPINA = $0.00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style-name="ce14"/>
          <table:table-cell table:style-name="ce27"/>
          <table:table-cell table:style-name="ce22" table:number-columns-repeated="1019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9" office:value-type="string" calcext:value-type="string" table:number-columns-spanned="5" table:number-rows-spanned="1">
            <text:p>3. Control de errores</text:p>
          </table:table-cell>
          <table:covered-table-cell table:number-columns-repeated="3" table:style-name="ce37"/>
          <table:covered-table-cell table:style-name="ce79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3.1</text:p>
            </table:table-cell>
            <table:table-cell table:style-name="ce72" office:value-type="string" calcext:value-type="string">
              <text:p>NADA QUE CONTROLAR</text:p>
            </table:table-cell>
            <table:table-cell table:style-name="ce72" table:number-columns-repeated="3"/>
            <table:table-cell table:style-name="ce41" table:content-validation-name="val1" office:value-type="string" calcext:value-type="string">
              <text:p>N/A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23"/>
          <table:table-cell table:style-name="ce79" office:value-type="string" calcext:value-type="string" table:number-columns-spanned="5" table:number-rows-spanned="1">
            <text:p>4. Nuevo Ciclo de Pruebas</text:p>
          </table:table-cell>
          <table:covered-table-cell table:number-columns-repeated="3" table:style-name="ce37"/>
          <table:covered-table-cell table:style-name="ce79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4.1</text:p>
            </table:table-cell>
            <table:table-cell table:style-name="ce26" table:number-columns-repeated="4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4.2</text:p>
            </table:table-cell>
            <table:table-cell table:style-name="ce26" table:number-columns-repeated="4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4.3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4.4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4.5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1">
            <table:table-cell table:style-name="ce16"/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</table:table-row-group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Aux.$A$1" table:cell-range-address="$'Condiciones y Resultados'.$A$1:.$G$1048576" table:range-usable-as="print-range"/>
          <table:named-range table:name="Excel_BuiltIn_Print_Titles" table:base-cell-address="$Aux.$A$1" table:cell-range-address="$'Condiciones y Resultados'.$A$2:.$AMJ$14" table:range-usable-as="repeat-column repeat-row"/>
          <table:named-expression table:name="Excel_BuiltIn__FilterDatabase" table:base-cell-address="$Aux.$A$1" table:expression="#REF!"/>
        </table:named-expressions>
        <calcext:conditional-formats>
          <calcext:conditional-format calcext:target-range-address="'Condiciones y Resultados'.F36:'Condiciones y Resultados'.F36 'Condiciones y Resultados'.F40:'Condiciones y Resultados'.F45 'Condiciones y Resultados'.F18:'Condiciones y Resultados'.F23 'Condiciones y Resultados'.F27:'Condiciones y Resultados'.F32">
            <calcext:condition calcext:apply-style-name="Excel_CondFormat_2_1_1" calcext:value="formula-is(#REF!=&quot;Fail&quot;)" calcext:base-cell-address="'Condiciones y Resultados'.F18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5:'Condiciones y Resultados'.G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1" svg:font-family="'Trebuchet MS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  <number:text>,</number:text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2" style:volatile="true">
      <loext:text> </loext:text>
      <loext:fill-character> </loext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2" style:volatile="true">
      <loext:text> </loext:text>
      <loext:fill-character> </loext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57P0" style:volatile="true">
      <number:day number:style="long"/>
      <number:text>/</number:text>
      <number:month number:style="long"/>
      <number:text>/</number:text>
      <number:year/>
    </number:date-style>
    <number:text-style style:name="N157">
      <number:text-content/>
      <style:map style:condition="value()&lt;=1.79769313486232E+308" style:apply-style-name="N157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0mm" fo:margin-left="10mm" fo:margin-right="10mm" style:first-page-number="continue" loext:scale-to-X="1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Aux" style:display-name="PageStyle_Au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ciones_20_y_20_Resultados" style:display-name="PageStyle_Condiciones y Resultados" style:page-layout-name="Mpm4">
      <style:header style:display="false"/>
      <style:header-left style:display="false"/>
      <style:footer style:display="false"/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diciones de Prueba y Resultados Esperados</dc:title>
    <meta:initial-creator>Coritel</meta:initial-creator>
    <meta:creation-date>2000-12-11T12:36:19</meta:creation-date>
    <dc:date>2024-01-29T14:03:04.182000000</dc:date>
    <meta:print-date>2005-02-01T17:30:33</meta:print-date>
    <meta:editing-duration>PT18H12M38S</meta:editing-duration>
    <meta:editing-cycles>21</meta:editing-cycles>
    <meta:generator>Trio_Office/6.2.8.2$Windows_x86 LibreOffice_project/</meta:generator>
    <meta:document-statistic meta:table-count="2" meta:cell-count="119" meta:object-count="0"/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AuthorEmail" meta:value-type="string"/>
    <meta:user-defined meta:name="_AuthorEmailDisplayName" meta:value-type="string"/>
    <meta:user-defined meta:name="_EmailSubject" meta:value-type="string">Ciclos de pruebas Microsoft</meta:user-defined>
    <meta:user-defined meta:name="_NewReviewCycle" meta:value-type="string"/>
    <meta:user-defined meta:name="_PreviousAdHocReviewCycleID" meta:value-type="float">-182261031</meta:user-defined>
    <meta:user-defined meta:name="_ReviewingToolsShownOnce" meta:value-type="string"/>
    <meta:user-defined meta:name="dIBP" meta:value-type="string">298.000000000000</meta:user-defined>
  </office:meta>
</office:document-meta>
</file>